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="1.25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04.34mm" svg:height="58.69mm" svg:x="119.5mm" svg:y="79.96mm">
            <draw:object draw:notify-on-update-of-ranges="Feuille1.B8:Feuille1.K8 Feuille1.B8:Feuille1.K8 Feuille1.A9:Feuille1.A9 Feuille1.B9:Feuille1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7.57mm" svg:height="58.44mm" svg:x="0mm" svg:y="79.42mm">
            <draw:object draw:notify-on-update-of-ranges="Feuille1.B15:Feuille1.M15 Feuille1.B15:Feuille1.M15 Feuille1.A16:Feuille1.A16 Feuille1.B16:Feuille1.M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4.18mm" svg:height="58.59mm" svg:x="230.06mm" svg:y="79.53mm">
            <draw:object draw:notify-on-update-of-ranges="Feuille1.B35:Feuille1.K35 Feuille1.B35:Feuille1.K35 Feuille1.A36:Feuille1.A36 Feuille1.B36:Feuille1.K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number-columns-repeated="4"/>
          <table:table-cell table:style-name="ce2" office:value-type="string" calcext:value-type="string" table:number-columns-spanned="5" table:number-rows-spanned="2">
            <text:p>tri par insertion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number-columns-repeated="4"/>
          <table:covered-table-cell table:number-columns-repeated="5"/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4" table:number-rows-spanned="1">
            <text:p>Aleatoire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6250" calcext:value-type="float">
            <text:p>6250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800000" calcext:value-type="float">
            <text:p>800000</text:p>
          </table:table-cell>
          <table:table-cell table:style-name="ce3" office:value-type="float" office:value="1600000" calcext:value-type="float">
            <text:p>1600000</text:p>
          </table:table-cell>
          <table:table-cell table:style-name="ce3" office:value-type="float" office:value="3200000" calcext:value-type="float">
            <text:p>32000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Exec-alea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64" calcext:value-type="float">
            <text:p>0,64</text:p>
          </table:table-cell>
          <table:table-cell table:style-name="ce3" office:value-type="float" office:value="2.44" calcext:value-type="float">
            <text:p>2,44</text:p>
          </table:table-cell>
          <table:table-cell table:style-name="ce3" office:value-type="float" office:value="9.74" calcext:value-type="float">
            <text:p>9,74</text:p>
          </table:table-cell>
          <table:table-cell table:style-name="ce3" office:value-type="float" office:value="40.09" calcext:value-type="float">
            <text:p>40,09</text:p>
          </table:table-cell>
          <table:table-cell table:style-name="ce3" office:value-type="float" office:value="157.72" calcext:value-type="float">
            <text:p>157,72</text:p>
          </table:table-cell>
          <table:table-cell table:style-name="ce3" office:value-type="float" office:value="630.59" calcext:value-type="float">
            <text:p>630,59</text:p>
          </table:table-cell>
          <table:table-cell table:style-name="ce3" office:value-type="float" office:value="2550.57" calcext:value-type="float">
            <text:p>2550,57</text:p>
          </table:table-cell>
          <table:table-cell table:style-name="ce3" office:value-type="float" office:value="9236.5" calcext:value-type="float">
            <text:p>9236,5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4" table:number-rows-spanned="1">
            <text:p>ordonné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6250" calcext:value-type="float">
            <text:p>6250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800000" calcext:value-type="float">
            <text:p>800000</text:p>
          </table:table-cell>
          <table:table-cell table:style-name="ce3" office:value-type="float" office:value="1600000" calcext:value-type="float">
            <text:p>1600000</text:p>
          </table:table-cell>
          <table:table-cell table:style-name="ce3" office:value-type="float" office:value="3200000" calcext:value-type="float">
            <text:p>3200000</text:p>
          </table:table-cell>
          <table:table-cell table:style-name="ce3" office:value-type="float" office:value="6400000" calcext:value-type="float">
            <text:p>6400000</text:p>
          </table:table-cell>
          <table:table-cell table:style-name="ce5" office:value-type="float" office:value="12800000" calcext:value-type="float">
            <text:p>12800000</text:p>
          </table:table-cell>
        </table:table-row>
        <table:table-row table:style-name="ro1">
          <table:table-cell table:style-name="ce3" office:value-type="string" calcext:value-type="string">
            <text:p>Exec-ord</text:p>
          </table:table-cell>
          <table:table-cell table:style-name="ce3" office:value-type="float" office:value="0.000093" calcext:value-type="float">
            <text:p>9,3E-05</text:p>
          </table:table-cell>
          <table:table-cell table:style-name="ce3" office:value-type="float" office:value="0.000228" calcext:value-type="float">
            <text:p>0,000228</text:p>
          </table:table-cell>
          <table:table-cell table:style-name="ce3" office:value-type="float" office:value="0.000451" calcext:value-type="float">
            <text:p>0,000451</text:p>
          </table:table-cell>
          <table:table-cell table:style-name="ce3" office:value-type="float" office:value="0.000898" calcext:value-type="float">
            <text:p>0,000898</text:p>
          </table:table-cell>
          <table:table-cell table:style-name="ce3" office:value-type="float" office:value="0.001616" calcext:value-type="float">
            <text:p>0,001616</text:p>
          </table:table-cell>
          <table:table-cell table:style-name="ce3" office:value-type="float" office:value="0.002241" calcext:value-type="float">
            <text:p>0,002241</text:p>
          </table:table-cell>
          <table:table-cell table:style-name="ce3" office:value-type="float" office:value="0.003203" calcext:value-type="float">
            <text:p>0,003203</text:p>
          </table:table-cell>
          <table:table-cell table:style-name="ce3" office:value-type="float" office:value="0.005243" calcext:value-type="float">
            <text:p>0,005243</text:p>
          </table:table-cell>
          <table:table-cell table:style-name="ce3" office:value-type="float" office:value="0.009007" calcext:value-type="float">
            <text:p>0,009007</text:p>
          </table:table-cell>
          <table:table-cell table:style-name="ce3" office:value-type="float" office:value="0.020129" calcext:value-type="float">
            <text:p>0,020129</text:p>
          </table:table-cell>
          <table:table-cell table:style-name="ce3" office:value-type="float" office:value="0.03797" calcext:value-type="float">
            <text:p>0,03797</text:p>
          </table:table-cell>
          <table:table-cell table:style-name="ce5" office:value-type="float" office:value="0.071353" calcext:value-type="float">
            <text:p>0,07135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 table:number-rows-repeated="4">
          <table:table-cell table:style-name="Default" table:number-columns-repeated="11"/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 table:number-rows-repeated="7">
          <table:table-cell table:style-name="Default" table:number-columns-repeated="12"/>
          <table:table-cell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ordonné inverse</text:p>
          </table:table-cell>
          <table:covered-table-cell table:number-columns-repeated="3"/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11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6250" calcext:value-type="float">
            <text:p>6250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800000" calcext:value-type="float">
            <text:p>800000</text:p>
          </table:table-cell>
          <table:table-cell table:style-name="ce3" office:value-type="float" office:value="1600000" calcext:value-type="float">
            <text:p>1600000</text:p>
          </table:table-cell>
          <table:table-cell table:style-name="ce3" office:value-type="float" office:value="3200000" calcext:value-type="float">
            <text:p>3200000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Exec-ordinv</text:p>
          </table:table-cell>
          <table:table-cell table:style-name="ce3" office:value-type="float" office:value="0.082089" calcext:value-type="float">
            <text:p>0,082089</text:p>
          </table:table-cell>
          <table:table-cell table:style-name="ce3" office:value-type="float" office:value="0.326001" calcext:value-type="float">
            <text:p>0,326001</text:p>
          </table:table-cell>
          <table:table-cell table:style-name="ce3" office:value-type="float" office:value="1.226784" calcext:value-type="float">
            <text:p>1,226784</text:p>
          </table:table-cell>
          <table:table-cell table:style-name="ce3" office:value-type="float" office:value="4.88148" calcext:value-type="float">
            <text:p>4,88148</text:p>
          </table:table-cell>
          <table:table-cell table:style-name="ce3" office:value-type="float" office:value="20.000677" calcext:value-type="float">
            <text:p>20,000677</text:p>
          </table:table-cell>
          <table:table-cell table:style-name="ce3" office:value-type="float" office:value="79.85295" calcext:value-type="float">
            <text:p>79,85295</text:p>
          </table:table-cell>
          <table:table-cell table:style-name="ce3" office:value-type="float" office:value="307.69998" calcext:value-type="float">
            <text:p>307,69998</text:p>
          </table:table-cell>
          <table:table-cell table:style-name="ce3" office:value-type="float" office:value="1271.263118" calcext:value-type="float">
            <text:p>1271,263118</text:p>
          </table:table-cell>
          <table:table-cell table:style-name="ce3" office:value-type="float" office:value="7106.406563" calcext:value-type="float">
            <text:p>7106,406563</text:p>
          </table:table-cell>
          <table:table-cell table:style-name="ce3" office:value-type="float" office:value="32234.7283" calcext:value-type="float">
            <text:p>32234,7283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18:44:26.414111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47:09.102596432</meta:creation-date>
    <dc:date>2018-12-08T18:49:34.104645861</dc:date>
    <meta:editing-duration>PT50M7S</meta:editing-duration>
    <meta:editing-cycles>18</meta:editing-cycles>
    <meta:generator>LibreOffice/6.0.6.2$Linux_X86_64 LibreOffice_project/00m0$Build-2</meta:generator>
    <meta:document-statistic meta:table-count="1" meta:cell-count="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35cm" svg:height="5.87cm" xlink:href=".." xlink:type="simple" chart:class="chart:scatter" chart:row-mapping="0" chart:style-name="ch1">
        <chart:legend chart:legend-position="end" svg:x="7.556cm" svg:y="2.636cm" style:legend-expansion="high" chart:style-name="ch2"/>
        <chart:plot-area chart:style-name="ch3" table:cell-range-address="Feuille1.A8:Feuille1.K9" chart:data-source-has-labels="both" svg:x="0.208cm" svg:y="0.117cm" svg:width="7.14cm" svg:height="5.636cm">
          <chartooo:coordinate-region svg:x="1.2cm" svg:y="0.316cm" svg:width="5.313cm" svg:height="4.79cm"/>
          <chart:axis chart:dimension="x" chart:name="primary-x" chart:style-name="ch4" chartooo:axis-type="auto">
            <chart:categories table:cell-range-address="Feuille1.B8:Feuille1.K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9:Feuille1.K9" chart:label-cell-address="Feuille1.A9:Feuille1.A9" chart:class="chart:scatter">
            <chart:domain table:cell-range-address="Feuille1.B8:Feuille1.K8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6250">
                <text:p>6250</text:p>
                <draw:g>
                  <svg:desc>Feuille1.B8:Feuille1.K8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</table:table-row>
          </table:table-header-rows>
          <table:table-rows>
            <table:table-row>
              <table:table-cell office:value-type="string">
                <text:p>Ligne 8</text:p>
                <draw:g>
                  <svg:desc/>
                </draw:g>
              </table:table-cell>
              <table:table-cell office:value-type="float" office:value="6250">
                <text:p>6250</text:p>
                <draw:g>
                  <svg:desc>Feuille1.B8:Feuille1.K8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</table:table-row>
            <table:table-row>
              <table:table-cell office:value-type="string">
                <text:p>Exec-alea</text:p>
                <draw:g>
                  <svg:desc>Feuille1.A9:Feuille1.A9</svg:desc>
                </draw:g>
              </table:table-cell>
              <table:table-cell office:value-type="float" office:value="0.04">
                <text:p>0.04</text:p>
                <draw:g>
                  <svg:desc>Feuille1.B9:Feuille1.K9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0.64">
                <text:p>0.64</text:p>
              </table:table-cell>
              <table:table-cell office:value-type="float" office:value="2.44">
                <text:p>2.44</text:p>
              </table:table-cell>
              <table:table-cell office:value-type="float" office:value="9.74">
                <text:p>9.74</text:p>
              </table:table-cell>
              <table:table-cell office:value-type="float" office:value="40.09">
                <text:p>40.09</text:p>
              </table:table-cell>
              <table:table-cell office:value-type="float" office:value="157.72">
                <text:p>157.72</text:p>
              </table:table-cell>
              <table:table-cell office:value-type="float" office:value="630.59">
                <text:p>630.59</text:p>
              </table:table-cell>
              <table:table-cell office:value-type="float" office:value="2550.57">
                <text:p>2550.57</text:p>
              </table:table-cell>
              <table:table-cell office:value-type="float" office:value="9236.5">
                <text:p>923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58cm" svg:height="5.845cm" xlink:href=".." xlink:type="simple" chart:class="chart:scatter" chart:row-mapping="0" chart:style-name="ch1">
        <chart:legend chart:legend-position="end" svg:x="9.038cm" svg:y="2.623cm" style:legend-expansion="high" chart:style-name="ch2"/>
        <chart:plot-area chart:style-name="ch3" table:cell-range-address="Feuille1.A15:Feuille1.M16" chart:data-source-has-labels="both" svg:x="0.235cm" svg:y="0.116cm" svg:width="8.568cm" svg:height="5.613cm">
          <chartooo:coordinate-region svg:x="1.147cm" svg:y="0.315cm" svg:width="6.913cm" svg:height="4.767cm"/>
          <chart:axis chart:dimension="x" chart:name="primary-x" chart:style-name="ch4" chartooo:axis-type="auto">
            <chart:categories table:cell-range-address="Feuille1.B15:Feuille1.M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16:Feuille1.M16" chart:label-cell-address="Feuille1.A16:Feuille1.A16" chart:class="chart:scatter">
            <chart:domain table:cell-range-address="Feuille1.B15:Feuille1.M15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6250">
                <text:p>6250</text:p>
                <draw:g>
                  <svg:desc>Feuille1.B15:Feuille1.M15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  <table:table-cell office:value-type="float" office:value="12800000">
                <text:p>12800000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6250">
                <text:p>6250</text:p>
                <draw:g>
                  <svg:desc>Feuille1.B15:Feuille1.M15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  <table:table-cell office:value-type="float" office:value="12800000">
                <text:p>12800000</text:p>
              </table:table-cell>
            </table:table-row>
            <table:table-row>
              <table:table-cell office:value-type="string">
                <text:p>Exec-ord</text:p>
                <draw:g>
                  <svg:desc>Feuille1.A16:Feuille1.A16</svg:desc>
                </draw:g>
              </table:table-cell>
              <table:table-cell office:value-type="float" office:value="0.000093">
                <text:p>0.000093</text:p>
                <draw:g>
                  <svg:desc>Feuille1.B16:Feuille1.M16</svg:desc>
                </draw:g>
              </table:table-cell>
              <table:table-cell office:value-type="float" office:value="0.000228">
                <text:p>0.000228</text:p>
              </table:table-cell>
              <table:table-cell office:value-type="float" office:value="0.000451">
                <text:p>0.000451</text:p>
              </table:table-cell>
              <table:table-cell office:value-type="float" office:value="0.000898">
                <text:p>0.000898</text:p>
              </table:table-cell>
              <table:table-cell office:value-type="float" office:value="0.001616">
                <text:p>0.001616</text:p>
              </table:table-cell>
              <table:table-cell office:value-type="float" office:value="0.002241">
                <text:p>0.002241</text:p>
              </table:table-cell>
              <table:table-cell office:value-type="float" office:value="0.003203">
                <text:p>0.003203</text:p>
              </table:table-cell>
              <table:table-cell office:value-type="float" office:value="0.005243">
                <text:p>0.005243</text:p>
              </table:table-cell>
              <table:table-cell office:value-type="float" office:value="0.009007">
                <text:p>0.009007</text:p>
              </table:table-cell>
              <table:table-cell office:value-type="float" office:value="0.020129">
                <text:p>0.020129</text:p>
              </table:table-cell>
              <table:table-cell office:value-type="float" office:value="0.03797">
                <text:p>0.03797</text:p>
              </table:table-cell>
              <table:table-cell office:value-type="float" office:value="0.071353">
                <text:p>0.0713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19cm" svg:height="5.86cm" xlink:href=".." xlink:type="simple" chart:class="chart:scatter" chart:row-mapping="0" chart:style-name="ch1">
        <chart:legend chart:legend-position="end" svg:x="7.249cm" svg:y="2.631cm" style:legend-expansion="high" chart:style-name="ch2"/>
        <chart:plot-area chart:style-name="ch3" table:cell-range-address="Feuille1.A35:Feuille1.K36" chart:data-source-has-labels="both" svg:x="0.208cm" svg:y="0.117cm" svg:width="6.833cm" svg:height="5.626cm">
          <chartooo:coordinate-region svg:x="1.385cm" svg:y="0.316cm" svg:width="5.006cm" svg:height="4.78cm"/>
          <chart:axis chart:dimension="x" chart:name="primary-x" chart:style-name="ch4" chartooo:axis-type="auto">
            <chart:categories table:cell-range-address="Feuille1.B35:Feuille1.K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36:Feuille1.K36" chart:label-cell-address="Feuille1.A36:Feuille1.A36" chart:class="chart:scatter">
            <chart:domain table:cell-range-address="Feuille1.B35:Feuille1.K35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6250">
                <text:p>6250</text:p>
                <draw:g>
                  <svg:desc>Feuille1.B35:Feuille1.K35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</table:table-row>
          </table:table-header-rows>
          <table:table-rows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6250">
                <text:p>6250</text:p>
                <draw:g>
                  <svg:desc>Feuille1.B35:Feuille1.K35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</table:table-row>
            <table:table-row>
              <table:table-cell office:value-type="string">
                <text:p>Exec-ordinv</text:p>
                <draw:g>
                  <svg:desc>Feuille1.A36:Feuille1.A36</svg:desc>
                </draw:g>
              </table:table-cell>
              <table:table-cell office:value-type="float" office:value="0.082089">
                <text:p>0.082089</text:p>
                <draw:g>
                  <svg:desc>Feuille1.B36:Feuille1.K36</svg:desc>
                </draw:g>
              </table:table-cell>
              <table:table-cell office:value-type="float" office:value="0.326001">
                <text:p>0.326001</text:p>
              </table:table-cell>
              <table:table-cell office:value-type="float" office:value="1.226784">
                <text:p>1.226784</text:p>
              </table:table-cell>
              <table:table-cell office:value-type="float" office:value="4.88148">
                <text:p>4.88148</text:p>
              </table:table-cell>
              <table:table-cell office:value-type="float" office:value="20.000677">
                <text:p>20.000677</text:p>
              </table:table-cell>
              <table:table-cell office:value-type="float" office:value="79.85295">
                <text:p>79.85295</text:p>
              </table:table-cell>
              <table:table-cell office:value-type="float" office:value="307.69998">
                <text:p>307.69998</text:p>
              </table:table-cell>
              <table:table-cell office:value-type="float" office:value="1271.263118">
                <text:p>1271.263118</text:p>
              </table:table-cell>
              <table:table-cell office:value-type="float" office:value="7106.406563">
                <text:p>7106.406563</text:p>
              </table:table-cell>
              <table:table-cell office:value-type="float" office:value="32234.7283">
                <text:p>32234.72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